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style:font-name="Arial" fo:language="pt" fo:country="BR" officeooo:paragraph-rsid="00041f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808f" style:font-style-asian="italic" style:font-style-complex="italic"/>
    </style:style>
    <style:style style:name="T3" style:family="text">
      <style:text-properties officeooo:rsid="00041f96"/>
    </style:style>
    <style:style style:name="T4" style:family="text">
      <style:text-properties officeooo:rsid="0004808f"/>
    </style:style>
    <style:style style:name="T5" style:family="text">
      <style:text-properties officeooo:rsid="00064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rer é também pensar? Ao ler o título desse livro, logo fui fisgado. Não me arrependo. John Stott deixa tantos ensinamentos valiosos em um livro tão pequeno que é difícil de acreditar. Esse livro foi muito marcante e esclarecedor para mim.<text:line-break/><text:tab/>A “cultura cristã” que está sendo disseminada por muitos membros <text:span text:style-name="T3">da igreja</text:span>, traz uma ideia d<text:span text:style-name="T3">e</text:span> anti-intelectualismo ou uma aversão ao pensar. A maior evidência disso é que as pessoas não mais leem a bíblia, ouvem as pregações mastigadas e nunca sequer questionam o conteúdo que está sendo pregado, não fazem o mínimo esforço para validar e concordar ou discordar do que está sendo pregado. Isso é muito perigoso, pois a igreja acaba se tornando muito influenciada <text:span text:style-name="T4">por qualquer</text:span> pregaç<text:span text:style-name="T4">ão</text:span>. No entanto, não quero dizer que devemos duvidar de todas as pregações. Veja, John Stott defende o pensar, devemos ter <text:span text:style-name="T3">n</text:span>ossa fé firmada naquilo que Deus revelou a nós através das escrituras. <text:span text:style-name="T4">Jesus nos deu acesso a isso. Hoje não precisamos mais </text:span><text:span text:style-name="T2">depender</text:span> <text:span text:style-name="T4">de pregações para nos manter firmados na fé. Deus nos deu a sua palavra, nos revelou muito sobre si, mas muitas pessoas não aproveitam desse presente que Deus nos deu. <text:line-break/></text:span><text:tab/><text:span text:style-name="T4">Muitas pessoas questionam dizendo que pensar demais </text:span><text:span text:style-name="T2">corremos o risco</text:span><text:span text:style-name="T4"> de acabar com a nossa fé. Porém, se</text:span> Deus é real, se realmente Jesus morreu naquela cruz pra <text:span text:style-name="T4">nos</text:span> salvar, então os questionamentos não serão problema ou empecilhos para minha fé. <text:span text:style-name="T4">A</text:span>ssim, não havendo <text:span text:style-name="T4">o risco</text:span> de <text:span text:style-name="T1">perder</text:span> a minha fé por <text:span text:style-name="T1">pensar demais</text:span>. <text:span text:style-name="T4">Ora, se eu pensar demais, eu corro o risco na verdade, de conhecer mais daquilo que Deus revelou para nós através das escrituras. Essas pessoas me dão a entender que há uma dúvida no íntimo dos corações das pessoas.</text:span> <text:span text:style-name="T4">Pois, segundo essas pessoas, s</text:span>e eu sequer questionar ou pensar sobre, há um<text:span text:style-name="T1"> </text:span><text:span text:style-name="T2">risco</text:span><text:span text:style-name="T1"> </text:span>de perder minha fé. <text:span text:style-name="T4">D</text:span>e ver, que aquilo <text:span text:style-name="T4">que eu sempre tive como verdade, era</text:span> somente enganação.<text:line-break/><text:span text:style-name="T4"><text:tab/>Acredito que t</text:span>odos os questionamentos <text:span text:style-name="T4">dos cristãos nos</text:span> trarão respostas (<text:span text:style-name="T4">limitado, é claro a aquilo que o </text:span><text:span text:style-name="T2">Pai</text:span><text:span text:style-name="T4"> nos quer revelar a respeito de si</text:span>). <text:span text:style-name="T4">A razão</text:span> e <text:span text:style-name="T4">o </text:span>pensamento <text:span text:style-name="T4">(no contexto cristão)</text:span> enriquecem <text:span text:style-name="T4">nossa experiência com Deus e com as outras pessoas</text:span>, pois quando não <text:span text:style-name="T4">refletimos</text:span> nas mensagens que ouvimos na igreja, <text:span text:style-name="T4">ou naquilo que aflige nossos corações em oração. Acabamos por sair de nosso momento de oração da mesma forma que chegamos, e também saímos dos cultos </text:span>da mesma forma que entramos. <text:span text:style-name="T4">Contudo</text:span>, quando pensamos e refletimos naquilo que o senhor fala aos nossos corações, <text:span text:style-name="T4">seja em nosso devocional particular, ou no nosso culto público, m</text:span>ovidos pelo espírito santo somos convencidos da necessidade da humilhação e mudança em nossas vidas. Ou seja, quando pensar se torna errado, limita<text:span text:style-name="T5">mos</text:span> nossa fé. <text:span text:style-name="T5">Pois limitar nosso pensar, também limita nossa fé.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31T13:45:02.335000000</dc:date>
    <meta:editing-duration>PT9M2S</meta:editing-duration>
    <meta:editing-cycles>4</meta:editing-cycles>
    <meta:document-statistic meta:table-count="0" meta:image-count="0" meta:object-count="0" meta:page-count="1" meta:paragraph-count="1" meta:word-count="458" meta:character-count="2717" meta:non-whitespace-character-count="2254"/>
  </office:meta>
</office:document-meta>
</file>